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b3f8" officeooo:paragraph-rsid="0006b3f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3a00" officeooo:paragraph-rsid="00083a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315c" officeooo:paragraph-rsid="000a315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b3f8" officeooo:paragraph-rsid="0006b3f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a315c" officeooo:paragraph-rsid="000a315c"/>
    </style:style>
    <style:style style:name="P6" style:family="paragraph" style:parent-style-name="Standard">
      <style:paragraph-properties fo:text-align="start" style:justify-single-word="false"/>
      <style:text-properties fo:font-weight="bold" officeooo:rsid="0006b3f8" officeooo:paragraph-rsid="0006b3f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6b3f8" officeooo:paragraph-rsid="0006b3f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b3f8" officeooo:paragraph-rsid="00126d0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83a00" officeooo:paragraph-rsid="00083a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315c" officeooo:paragraph-rsid="000a31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1f09" officeooo:paragraph-rsid="00131f0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ff51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31b4" style:font-weight-asian="normal" style:font-weight-complex="normal"/>
    </style:style>
    <style:style style:name="T3" style:family="text">
      <style:text-properties fo:font-weight="normal" officeooo:rsid="000a315c" style:font-weight-asian="normal" style:font-weight-complex="normal"/>
    </style:style>
    <style:style style:name="T4" style:family="text">
      <style:text-properties fo:font-weight="normal" officeooo:rsid="000ff51b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1f09" style:font-weight-asian="bold" style:font-weight-complex="bold"/>
    </style:style>
    <style:style style:name="T7" style:family="text">
      <style:text-properties officeooo:rsid="000ff51b"/>
    </style:style>
    <style:style style:name="T8" style:family="text">
      <style:text-properties officeooo:rsid="00126d07"/>
    </style:style>
    <style:style style:name="T9" style:family="text">
      <style:text-properties officeooo:rsid="00131f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CC ARM</text:p>
      <text:p text:style-name="P8"><text:tab/>Vast set of ARM processors can be easily programmed with usage of GCC ARM tool. This tutorial is intended for Cortex M4<text:span text:style-name="T8">F/</text:span>armv7-m <text:span text:style-name="T8">( </text:span>with float coprocessor )</text:p>
      <text:p text:style-name="P4"><text:span text:style-name="T5">1) install package, or compile from sources </text:span><text:span text:style-name="T6">for newest compiler version</text:span><text:span text:style-name="T5">:</text:span><text:line-break/><text:tab/>#sudo aptitude install gcc-arm-none-eabi</text:p>
      <text:p text:style-name="P6">2) write some source:</text:p>
      <text:p text:style-name="P4"><text:tab/>#vim a.c</text:p>
      <text:p text:style-name="P4">#define RAM_END<text:tab/>0x20003FFF</text:p>
      <text:p text:style-name="P4">int main( void );</text:p>
      <text:p text:style-name="P4">unsigned long* vector_table[] <text:s/>__attribute__((section(".vector_table"))) =</text:p>
      <text:p text:style-name="P4">{<text:tab/>( unsigned long* )RAM_END,<text:tab/>//initial SP</text:p>
      <text:p text:style-name="P4"><text:tab/>( unsigned long* )main<text:tab/><text:tab/>//Reset_Handler</text:p>
      <text:p text:style-name="P4">};</text:p>
      <text:p text:style-name="P4"/>
      <text:p text:style-name="P4">int main() </text:p>
      <text:p text:style-name="P4">{<text:tab/>while( 1 );</text:p>
      <text:p text:style-name="P4">};</text:p>
      <text:p text:style-name="P4"/>
      <text:p text:style-name="P2">3) write processor-specific linker file:</text:p>
      <text:p text:style-name="P9"><text:tab/>#vim stm32_CM4F.ld</text:p>
      <text:p text:style-name="P9">MEMORY<text:tab/><text:tab/><text:tab/><text:tab/><text:tab/><text:tab/><text:tab/>/*stm32F373x8*/</text:p>
      <text:p text:style-name="P9">{<text:tab/>FLASH <text:tab/>(rx)<text:tab/>:<text:tab/>ORIGIN = 0x08000000, LENGTH = 64K </text:p>
      <text:p text:style-name="P9"><text:tab/>RAM<text:tab/><text:tab/>(rwx)<text:tab/>:<text:tab/>ORIGIN = 0x20000000, LENGTH = 16K</text:p>
      <text:p text:style-name="P9">};</text:p>
      <text:p text:style-name="P9"/>
      <text:p text:style-name="P9">SECTIONS</text:p>
      <text:p text:style-name="P9">{<text:tab/>.vector_table<text:tab/>:</text:p>
      <text:p text:style-name="P9"><text:tab/>{<text:tab/>*(.vector_table)</text:p>
      <text:p text:style-name="P9"><text:tab/>} &gt; FLASH</text:p>
      <text:p text:style-name="P9"><text:tab/>.text<text:tab/>:</text:p>
      <text:p text:style-name="P9"><text:tab/>{<text:tab/>*(.text)</text:p>
      <text:p text:style-name="P9"><text:tab/>} &gt; FLASH</text:p>
      <text:p text:style-name="P9"><text:tab/>.data<text:tab/>:</text:p>
      <text:p text:style-name="P9"><text:tab/>{<text:tab/>*(.data)</text:p>
      <text:p text:style-name="P9"><text:tab/>} &gt; RAM</text:p>
      <text:p text:style-name="P9">};</text:p>
      <text:p text:style-name="P3">4) write run commands BASH script:</text:p>
      <text:p text:style-name="P10"><text:tab/>#vim RUN_COMMANDS.sh &amp;&amp; sudo chmod +x RUN_COMMANDS.sh</text:p>
      <text:p text:style-name="P10">#!/bin/bash</text:p>
      <text:p text:style-name="P10">GCC_GENERAL='-c -<text:span text:style-name="T9">pipe</text:span>'</text:p>
      <text:p text:style-name="P10">GCC_OPT='-O1 -Wall'</text:p>
      <text:p text:style-name="P10">GCC_ARCH='-mcpu=cortex-m4 -mthumb'</text:p>
      <text:p text:style-name="P12"><text:span text:style-name="T3">GCC_FLOAT='-mfloat-abi=hard -mfpu=fpv4-sp-d16 </text:span><text:span text:style-name="T4">-Wdouble-promotion </text:span>-fsingle-precision-constant<text:span text:style-name="T3">'</text:span></text:p>
      <text:p text:style-name="P10">GCC_DEBUG=''</text:p>
      <text:p text:style-name="P10">L_FILE='stm32_CM4F.ld'</text:p>
      <text:p text:style-name="P10">L_FLAGS='-nostartfiles --print-map'</text:p>
      <text:p text:style-name="P10"/>
      <text:p text:style-name="P10">FILENAME='a'</text:p>
      <text:p text:style-name="P10">clear &amp;&amp;</text:p>
      <text:p text:style-name="P10">arm-none-eabi-gcc $GCC_GENERAL $GCC_OPT $GCC_ARCH $GCC_FLOAT $GCC_DEBUG $FILENAME.c -o $FILENAME.o &amp;&amp;</text:p>
      <text:p text:style-name="P11"><text:soft-page-break/>echo"";echo "========================";echo "<text:tab/>Linker output:"; echo "========================"<text:tab/><text:tab/>&amp;&amp;</text:p>
      <text:p text:style-name="P10">arm-none-eabi-ld $L_FLAGS -T$L_FILE $FILENAME.o -o $FILENAME.elf<text:tab/>&amp;&amp;</text:p>
      <text:p text:style-name="P11">echo"";echo "========================";echo "<text:tab/>Sections size:"; echo "========================"<text:tab/><text:tab/>&amp;&amp;</text:p>
      <text:p text:style-name="P10">arm-none-eabi-size -tA --radix=16 $FILENAME.elf <text:tab/>&amp;&amp;</text:p>
      <text:p text:style-name="P11">echo"";echo "========================";echo "<text:tab/>Symbols list:"; echo "========================"<text:tab/><text:tab/>&amp;&amp;</text:p>
      <text:p text:style-name="P11">$CC_PATH/arm-none-eabi-nm $FILENAME.elf<text:tab/>&amp;&amp;</text:p>
      <text:p text:style-name="P5"><text:span text:style-name="T1">arm-none-eabi-objcopy -Oihex $FILENAME.elf $FILENAME.hex<text:tab/></text:span><text:span text:style-name="T2">&amp;&amp;</text:span></text:p>
      <text:p text:style-name="P10">touch $FILENAME.elf $FILENAME.o &amp;&amp; rm $FILENAME.elf $FILENAME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7:47:53.941259424</meta:creation-date>
    <dc:date>2018-09-12T08:08:55.191266679</dc:date>
    <meta:editing-duration>PT1H36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29" meta:character-count="1863" meta:non-whitespace-character-count="1657"/>
  </office:meta>
</office:document-meta>
</file>